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3.411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184cm" fo:break-before="auto" style:use-optimal-row-height="false"/>
    </style:style>
    <style:style style:name="ro4" style:family="table-row">
      <style:table-row-properties style:row-height="2.027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rotation-angle="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cm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ItemsToMak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table:number-columns-spanned="1" table:number-rows-spanned="2">
            <text:p>Item</text:p>
          </table:table-cell>
          <table:table-cell table:style-name="ce1" office:value-type="string" table:number-columns-spanned="4" table:number-rows-spanned="1">
            <text:p>Manufacture Materials</text:p>
          </table:table-cell>
          <table:covered-table-cell table:number-columns-repeated="3"/>
          <table:table-cell table:style-name="ce1" office:value-type="string" table:number-columns-spanned="1" table:number-rows-spanned="2">
            <text:p>Use</text:p>
          </table:table-cell>
        </table:table-row>
        <table:table-row table:style-name="ro2">
          <table:table-cell/>
          <table:covered-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rtiary</text:p>
          </table:table-cell>
          <table:table-cell office:value-type="string">
            <text:p>Quaternary</text:p>
          </table:table-cell>
          <table:covered-table-cell/>
        </table:table-row>
        <table:table-row table:style-name="ro2">
          <table:table-cell/>
          <table:table-cell office:value-type="string">
            <text:p>Knife</text:p>
          </table:table-cell>
          <table:table-cell office:value-type="string">
            <text:p>Rock/Flint</text:p>
          </table:table-cell>
          <table:table-cell office:value-type="string">
            <text:p>Wood (optional)</text:p>
          </table:table-cell>
          <table:table-cell office:value-type="string">
            <text:p>String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/>
          <table:table-cell office:value-type="string">
            <text:p>Axe</text:p>
          </table:table-cell>
          <table:table-cell office:value-type="string">
            <text:p>Rock/Flint</text:p>
          </table:table-cell>
          <table:table-cell office:value-type="string">
            <text:p>Wood</text:p>
          </table:table-cell>
          <table:table-cell office:value-type="string">
            <text:p>String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/>
          <table:table-cell office:value-type="string">
            <text:p>Pickaxe</text:p>
          </table:table-cell>
          <table:table-cell office:value-type="string">
            <text:p>Rock/Flint</text:p>
          </table:table-cell>
          <table:table-cell office:value-type="string">
            <text:p>Wood</text:p>
          </table:table-cell>
          <table:table-cell office:value-type="string">
            <text:p>String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/>
          <table:table-cell office:value-type="string">
            <text:p>Spear</text:p>
          </table:table-cell>
          <table:table-cell office:value-type="string">
            <text:p>Wood</text:p>
          </table:table-cell>
          <table:table-cell office:value-type="string">
            <text:p>Rock/Flint</text:p>
          </table:table-cell>
          <table:table-cell office:value-type="string">
            <text:p>String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/>
          <table:table-cell office:value-type="string">
            <text:p>Atlatl</text:p>
          </table:table-cell>
          <table:table-cell office:value-type="string">
            <text:p>Woo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ill</text:p>
          </table:table-cell>
          <table:table-cell office:value-type="string">
            <text:p>Wood</text:p>
          </table:table-cell>
          <table:table-cell office:value-type="string">
            <text:p>Rock/Flint</text:p>
          </table:table-cell>
          <table:table-cell office:value-type="string">
            <text:p>String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/>
          <table:table-cell office:value-type="string">
            <text:p>Door</text:p>
          </table:table-cell>
          <table:table-cell office:value-type="string">
            <text:p>Wood</text:p>
          </table:table-cell>
          <table:table-cell office:value-type="string">
            <text:p>Nails/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all</text:p>
          </table:table-cell>
          <table:table-cell office:value-type="string">
            <text:p>Wood/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ck Blocks</text:p>
          </table:table-cell>
          <table:table-cell office:value-type="string">
            <text:p>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d</text:p>
          </table:table-cell>
          <table:table-cell office:value-type="string">
            <text:p>Wood</text:p>
          </table:table-cell>
          <table:table-cell office:value-type="string">
            <text:p>Nails/String</text:p>
          </table:table-cell>
          <table:table-cell office:value-type="string">
            <text:p>Material</text:p>
          </table:table-cell>
          <table:table-cell office:value-type="string">
            <text:p>Stuffing</text:p>
          </table:table-cell>
          <table:table-cell/>
        </table:table-row>
        <table:table-row table:style-name="ro2">
          <table:table-cell/>
          <table:table-cell office:value-type="string">
            <text:p>Chest</text:p>
          </table:table-cell>
          <table:table-cell office:value-type="string">
            <text:p>Wood</text:p>
          </table:table-cell>
          <table:table-cell office:value-type="string">
            <text:p>Nails/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urglass</text:p>
          </table:table-cell>
          <table:table-cell office:value-type="string">
            <text:p>Glas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Waterclock</text:p>
          </table:table-cell>
          <table:table-cell office:value-type="string">
            <text:p>Water</text:p>
          </table:table-cell>
          <table:table-cell office:value-type="string">
            <text:p>Containe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ss Set</text:p>
          </table:table-cell>
          <table:table-cell office:value-type="string">
            <text:p>Wood/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ncala</text:p>
          </table:table-cell>
          <table:table-cell office:value-type="string">
            <text:p>Wood/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sc Game</text:p>
          </table:table-cell>
          <table:table-cell office:value-type="string">
            <text:p>Wood/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ammer</text:p>
          </table:table-cell>
          <table:table-cell office:value-type="string">
            <text:p>Rock</text:p>
          </table:table-cell>
          <table:table-cell office:value-type="string">
            <text:p>Woo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ails</text:p>
          </table:table-cell>
          <table:table-cell office:value-type="string">
            <text:p>Meta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gs</text:p>
          </table:table-cell>
          <table:table-cell office:value-type="string">
            <text:p>Wood/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pe</text:p>
          </table:table-cell>
          <table:table-cell office:value-type="string">
            <text:p>Plant Material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tensils</text:p>
          </table:table-cell>
          <table:table-cell office:value-type="string">
            <text:p>Wood/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wl</text:p>
          </table:table-cell>
          <table:table-cell office:value-type="string">
            <text:p>Wood/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ate</text:p>
          </table:table-cell>
          <table:table-cell office:value-type="string">
            <text:p>Wood/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p</text:p>
          </table:table-cell>
          <table:table-cell office:value-type="string">
            <text:p>Wood/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ttle</text:p>
          </table:table-cell>
          <table:table-cell office:value-type="string">
            <text:p>Glass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Gour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ge</text:p>
          </table:table-cell>
          <table:table-cell office:value-type="string">
            <text:p>Woo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gn</text:p>
          </table:table-cell>
          <table:table-cell office:value-type="string">
            <text:p>Wood</text:p>
          </table:table-cell>
          <table:table-cell office:value-type="string">
            <text:p>Nails/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air</text:p>
          </table:table-cell>
          <table:table-cell office:value-type="string">
            <text:p>Wood/Rock</text:p>
          </table:table-cell>
          <table:table-cell office:value-type="string">
            <text:p>Nails/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ble</text:p>
          </table:table-cell>
          <table:table-cell office:value-type="string">
            <text:p>Wood/Rock</text:p>
          </table:table-cell>
          <table:table-cell office:value-type="string">
            <text:p>Nails/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olo</text:p>
          </table:table-cell>
          <table:table-cell office:value-type="string">
            <text:p>Rock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hield</text:p>
          </table:table-cell>
          <table:table-cell office:value-type="string">
            <text:p>Woo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ring</text:p>
          </table:table-cell>
          <table:table-cell office:value-type="string">
            <text:p>Plant Materia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avois</text:p>
          </table:table-cell>
          <table:table-cell office:value-type="string">
            <text:p>Woo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p</text:p>
          </table:table-cell>
          <table:table-cell office:value-type="string">
            <text:p>Wood</text:p>
          </table:table-cell>
          <table:table-cell office:value-type="string">
            <text:p>String</text:p>
          </table:table-cell>
          <table:table-cell office:value-type="string">
            <text:p>Rock</text:p>
          </table:table-cell>
          <table:table-cell office:value-type="string">
            <text:p>Nails/String</text:p>
          </table:table-cell>
          <table:table-cell/>
        </table:table-row>
        <table:table-row table:style-name="ro2">
          <table:table-cell/>
          <table:table-cell office:value-type="string">
            <text:p>High Fence</text:p>
          </table:table-cell>
          <table:table-cell office:value-type="string">
            <text:p>Wood</text:p>
          </table:table-cell>
          <table:table-cell office:value-type="string">
            <text:p>Nails/String/Rop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w Fence</text:p>
          </table:table-cell>
          <table:table-cell office:value-type="string">
            <text:p>Wood</text:p>
          </table:table-cell>
          <table:table-cell office:value-type="string">
            <text:p>Nails/String/Rop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ate</text:p>
          </table:table-cell>
          <table:table-cell office:value-type="string">
            <text:p>Wood</text:p>
          </table:table-cell>
          <table:table-cell office:value-type="string">
            <text:p>Nails/String/Rop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rnace</text:p>
          </table:table-cell>
          <table:table-cell office:value-type="string">
            <text:p>Rock</text:p>
          </table:table-cell>
          <table:table-cell office:value-type="string">
            <text:p>Metal (optional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ven</text:p>
          </table:table-cell>
          <table:table-cell office:value-type="string">
            <text:p>Roc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w</text:p>
          </table:table-cell>
          <table:table-cell office:value-type="string">
            <text:p>Woo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rows</text:p>
          </table:table-cell>
          <table:table-cell office:value-type="string">
            <text:p>Wood</text:p>
          </table:table-cell>
          <table:table-cell office:value-type="string">
            <text:p>Rock/Flint</text:p>
          </table:table-cell>
          <table:table-cell office:value-type="string">
            <text:p>Feathers</text:p>
          </table:table-cell>
          <table:table-cell office:value-type="string">
            <text:p>String</text:p>
          </table:table-cell>
          <table:table-cell/>
        </table:table-row>
        <table:table-row table:style-name="ro2">
          <table:table-cell/>
          <table:table-cell office:value-type="string">
            <text:p>Quiver</text:p>
          </table:table-cell>
          <table:table-cell table:number-columns-repeated="5"/>
        </table:table-row>
      </table:table>
      <table:table table:name="WashedUp" table:style-name="ta1">
        <table:table-column table:style-name="co1" table:default-cell-style-name="Default"/>
        <table:table-column table:style-name="co3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office:value-type="string">
            <text:p>Item</text:p>
          </table:table-cell>
        </table:table-row>
        <table:table-row table:style-name="ro2">
          <table:table-cell/>
          <table:table-cell office:value-type="string">
            <text:p>Life Raft</text:p>
          </table:table-cell>
        </table:table-row>
        <table:table-row table:style-name="ro2">
          <table:table-cell/>
          <table:table-cell office:value-type="string">
            <text:p>Log</text:p>
          </table:table-cell>
        </table:table-row>
        <table:table-row table:style-name="ro2">
          <table:table-cell/>
          <table:table-cell office:value-type="string">
            <text:p>Bottle</text:p>
          </table:table-cell>
        </table:table-row>
        <table:table-row table:style-name="ro2">
          <table:table-cell/>
          <table:table-cell office:value-type="string">
            <text:p>Net</text:p>
          </table:table-cell>
        </table:table-row>
        <table:table-row table:style-name="ro2">
          <table:table-cell/>
          <table:table-cell office:value-type="string">
            <text:p>Barrel</text:p>
          </table:table-cell>
        </table:table-row>
        <table:table-row table:style-name="ro2">
          <table:table-cell/>
          <table:table-cell office:value-type="string">
            <text:p>Life Jacket</text:p>
          </table:table-cell>
        </table:table-row>
        <table:table-row table:style-name="ro2">
          <table:table-cell/>
          <table:table-cell office:value-type="string">
            <text:p>Crate of Food</text:p>
          </table:table-cell>
        </table:table-row>
        <table:table-row table:style-name="ro2">
          <table:table-cell/>
          <table:table-cell office:value-type="string">
            <text:p>Crate of Drink</text:p>
          </table:table-cell>
        </table:table-row>
        <table:table-row table:style-name="ro2">
          <table:table-cell/>
          <table:table-cell office:value-type="string">
            <text:p>Misc Flotsam</text:p>
          </table:table-cell>
        </table:table-row>
        <table:table-row table:style-name="ro2">
          <table:table-cell/>
          <table:table-cell office:value-type="string">
            <text:p>Misc Jetsam</text:p>
          </table:table-cell>
        </table:table-row>
        <table:table-row table:style-name="ro2">
          <table:table-cell/>
          <table:table-cell office:value-type="string">
            <text:p>Buoy</text:p>
          </table:table-cell>
        </table:table-row>
        <table:table-row table:style-name="ro2">
          <table:table-cell/>
          <table:table-cell office:value-type="string">
            <text:p>Plastic</text:p>
          </table:table-cell>
        </table:table-row>
        <table:table-row table:style-name="ro2">
          <table:table-cell/>
          <table:table-cell office:value-type="string">
            <text:p>Seaweed</text:p>
          </table:table-cell>
        </table:table-row>
        <table:table-row table:style-name="ro2">
          <table:table-cell/>
          <table:table-cell office:value-type="string">
            <text:p>Metal Cans/Tins</text:p>
          </table:table-cell>
        </table:table-row>
      </table:table>
      <table:table table:name="Weapons" table:style-name="ta1"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2">
          <table:table-cell table:number-columns-repeated="3"/>
          <table:table-cell table:style-name="ce4" office:value-type="string" table:number-columns-spanned="3" table:number-rows-spanned="1">
            <text:p>Damage Type</text:p>
          </table:table-cell>
          <table:covered-table-cell table:number-columns-repeated="2"/>
          <table:table-cell table:number-columns-repeated="6"/>
        </table:table-row>
        <table:table-row table:style-name="ro3">
          <table:table-cell/>
          <table:table-cell office:value-type="string">
            <text:p>Weapon</text:p>
          </table:table-cell>
          <table:table-cell table:style-name="ce3" office:value-type="string">
            <text:p>Material</text:p>
          </table:table-cell>
          <table:table-cell table:style-name="ce5" office:value-type="string">
            <text:p>Piercing</text:p>
          </table:table-cell>
          <table:table-cell table:style-name="ce5" office:value-type="string">
            <text:p>Bludgeoning</text:p>
          </table:table-cell>
          <table:table-cell table:style-name="ce5" office:value-type="string">
            <text:p>Slashing</text:p>
          </table:table-cell>
          <table:table-cell table:style-name="ce5" office:value-type="string">
            <text:p>Melee</text:p>
          </table:table-cell>
          <table:table-cell table:style-name="ce5" office:value-type="string">
            <text:p>Ranged</text:p>
          </table:table-cell>
          <table:table-cell office:value-type="string">
            <text:p>Damage Material</text:p>
          </table:table-cell>
          <table:table-cell office:value-type="string">
            <text:p>Required Ammo</text:p>
          </table:table-cell>
          <table:table-cell office:value-type="string">
            <text:p>Can be used with</text:p>
          </table:table-cell>
          <table:table-cell office:value-type="string">
            <text:p>Modifications</text:p>
          </table:table-cell>
        </table:table-row>
        <table:table-row table:style-name="ro2">
          <table:table-cell/>
          <table:table-cell office:value-type="string">
            <text:p>Club</text:p>
          </table:table-cell>
          <table:table-cell office:value-type="string">
            <text:p>Wood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Wood</text:p>
          </table:table-cell>
          <table:table-cell table:number-columns-repeated="2" office:value-type="string">
            <text:p>N/A</text:p>
          </table:table-cell>
          <table:table-cell office:value-type="string">
            <text:p>Spikes/Rocks</text:p>
          </table:table-cell>
        </table:table-row>
        <table:table-row table:style-name="ro2">
          <table:table-cell/>
          <table:table-cell table:number-columns-repeated="2" office:value-type="string">
            <text:p>Rock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Rock</text:p>
          </table:table-cell>
          <table:table-cell table:number-columns-repeated="2" office:value-type="string">
            <text:p>N/A</text:p>
          </table:table-cell>
          <table:table-cell office:value-type="string">
            <text:p>Sharpening</text:p>
          </table:table-cell>
        </table:table-row>
        <table:table-row table:style-name="ro2">
          <table:table-cell/>
          <table:table-cell office:value-type="string">
            <text:p>Club</text:p>
          </table:table-cell>
          <table:table-cell office:value-type="string">
            <text:p>Rock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Rock</text:p>
          </table:table-cell>
          <table:table-cell table:number-columns-repeated="2" office:value-type="string">
            <text:p>N/A</text:p>
          </table:table-cell>
          <table:table-cell office:value-type="string">
            <text:p>Sharpening</text:p>
          </table:table-cell>
        </table:table-row>
        <table:table-row table:style-name="ro2">
          <table:table-cell/>
          <table:table-cell office:value-type="string">
            <text:p>Machete</text:p>
          </table:table-cell>
          <table:table-cell office:value-type="string">
            <text:p>Metal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etal</text:p>
          </table:table-cell>
          <table:table-cell table:number-columns-repeated="2" office:value-type="string">
            <text:p>N/A</text:p>
          </table:table-cell>
          <table:table-cell office:value-type="string">
            <text:p>Sharpening</text:p>
          </table:table-cell>
        </table:table-row>
        <table:table-row table:style-name="ro2">
          <table:table-cell/>
          <table:table-cell office:value-type="string">
            <text:p>Machete</text:p>
          </table:table-cell>
          <table:table-cell office:value-type="string">
            <text:p>Ston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Stone</text:p>
          </table:table-cell>
          <table:table-cell table:number-columns-repeated="2" office:value-type="string">
            <text:p>N/A</text:p>
          </table:table-cell>
          <table:table-cell office:value-type="string">
            <text:p>Metal Blade</text:p>
          </table:table-cell>
        </table:table-row>
        <table:table-row table:style-name="ro2">
          <table:table-cell/>
          <table:table-cell office:value-type="string">
            <text:p>Dagger</text:p>
          </table:table-cell>
          <table:table-cell office:value-type="string">
            <text:p>Woo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Wood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/>
          <table:table-cell office:value-type="string">
            <text:p>Spear</text:p>
          </table:table-cell>
          <table:table-cell office:value-type="string">
            <text:p>Wood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Wood</text:p>
          </table:table-cell>
          <table:table-cell office:value-type="string">
            <text:p>N/A</text:p>
          </table:table-cell>
          <table:table-cell office:value-type="string">
            <text:p>Atlatl</text:p>
          </table:table-cell>
          <table:table-cell office:value-type="string">
            <text:p>Rock/Metal Point</text:p>
          </table:table-cell>
        </table:table-row>
        <table:table-row table:style-name="ro2">
          <table:table-cell/>
          <table:table-cell office:value-type="string">
            <text:p>Spear</text:p>
          </table:table-cell>
          <table:table-cell office:value-type="string">
            <text:p>Rock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Rock</text:p>
          </table:table-cell>
          <table:table-cell office:value-type="string">
            <text:p>N/A</text:p>
          </table:table-cell>
          <table:table-cell office:value-type="string">
            <text:p>Atlatl</text:p>
          </table:table-cell>
          <table:table-cell office:value-type="string">
            <text:p>Metal Point</text:p>
          </table:table-cell>
        </table:table-row>
        <table:table-row table:style-name="ro2">
          <table:table-cell/>
          <table:table-cell office:value-type="string">
            <text:p>Basic Bow</text:p>
          </table:table-cell>
          <table:table-cell office:value-type="string">
            <text:p>Wood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ependant on Ammo</text:p>
          </table:table-cell>
          <table:table-cell office:value-type="string">
            <text:p>Arrows</text:p>
          </table:table-cell>
          <table:table-cell office:value-type="string">
            <text:p>Rope</text:p>
          </table:table-cell>
          <table:table-cell office:value-type="string">
            <text:p>Upgraded Ammo</text:p>
          </table:table-cell>
        </table:table-row>
        <table:table-row table:style-name="ro2">
          <table:table-cell/>
          <table:table-cell office:value-type="string">
            <text:p>Bolo</text:p>
          </table:table-cell>
          <table:table-cell office:value-type="string">
            <text:p>Wood/ String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Wood</text:p>
          </table:table-cell>
          <table:table-cell table:number-columns-repeated="2" office:value-type="string">
            <text:p>N/A</text:p>
          </table:table-cell>
          <table:table-cell office:value-type="string">
            <text:p>Rock Weights</text:p>
          </table:table-cell>
        </table:table-row>
        <table:table-row table:style-name="ro2">
          <table:table-cell/>
          <table:table-cell office:value-type="string">
            <text:p>Boomerang</text:p>
          </table:table-cell>
          <table:table-cell office:value-type="string">
            <text:p>Wood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Wood</text:p>
          </table:table-cell>
          <table:table-cell table:number-columns-repeated="2" office:value-type="string">
            <text:p>N/A</text:p>
          </table:table-cell>
          <table:table-cell office:value-type="string">
            <text:p>Metal Edges</text:p>
          </table:table-cell>
        </table:table-row>
        <table:table-row table:style-name="ro2">
          <table:table-cell/>
          <table:table-cell office:value-type="string">
            <text:p>Slingshot</text:p>
          </table:table-cell>
          <table:table-cell office:value-type="string">
            <text:p>Wood/ String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ependant on Ammo</text:p>
          </table:table-cell>
          <table:table-cell office:value-type="string">
            <text:p>Pebbles/ Chippings</text:p>
          </table:table-cell>
          <table:table-cell office:value-type="string">
            <text:p>N/A</text:p>
          </table:table-cell>
          <table:table-cell office:value-type="string">
            <text:p>Sharpened Ammo</text:p>
          </table:table-cell>
        </table:table-row>
        <table:table-row table:style-name="ro2">
          <table:table-cell/>
          <table:table-cell office:value-type="string">
            <text:p>Sling</text:p>
          </table:table-cell>
          <table:table-cell office:value-type="string">
            <text:p>Leather/ String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ependant on Ammo</text:p>
          </table:table-cell>
          <table:table-cell office:value-type="string">
            <text:p>Pebbles/ Chippings</text:p>
          </table:table-cell>
          <table:table-cell office:value-type="string">
            <text:p>N/A</text:p>
          </table:table-cell>
          <table:table-cell office:value-type="string">
            <text:p>Sharpened Ammo</text:p>
          </table:table-cell>
        </table:table-row>
        <table:table-row table:style-name="ro2">
          <table:table-cell/>
          <table:table-cell office:value-type="string">
            <text:p>Bolo</text:p>
          </table:table-cell>
          <table:table-cell office:value-type="string">
            <text:p>Rock/String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Rock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/>
          <table:table-cell office:value-type="string">
            <text:p>Spear</text:p>
          </table:table-cell>
          <table:table-cell office:value-type="string">
            <text:p>Metal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Metal</text:p>
          </table:table-cell>
          <table:table-cell table:number-columns-repeated="2" office:value-type="string">
            <text:p>N/A</text:p>
          </table:table-cell>
          <table:table-cell office:value-type="string">
            <text:p>Weighted Head</text:p>
          </table:table-cell>
        </table:table-row>
        <table:table-row table:style-name="ro2">
          <table:table-cell/>
          <table:table-cell office:value-type="string">
            <text:p>Knife</text:p>
          </table:table-cell>
          <table:table-cell office:value-type="string">
            <text:p>Ston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Stone</text:p>
          </table:table-cell>
          <table:table-cell table:number-columns-repeated="2" office:value-type="string">
            <text:p>N/A</text:p>
          </table:table-cell>
          <table:table-cell office:value-type="string">
            <text:p>Metal Blade</text:p>
          </table:table-cell>
        </table:table-row>
        <table:table-row table:style-name="ro2">
          <table:table-cell/>
          <table:table-cell office:value-type="string">
            <text:p>Knife</text:p>
          </table:table-cell>
          <table:table-cell office:value-type="string">
            <text:p>Metal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Metal</text:p>
          </table:table-cell>
          <table:table-cell table:number-columns-repeated="2" office:value-type="string">
            <text:p>N/A</text:p>
          </table:table-cell>
          <table:table-cell office:value-type="string">
            <text:p>Sharpening</text:p>
          </table:table-cell>
        </table:table-row>
        <table:table-row table:style-name="ro2">
          <table:table-cell/>
          <table:table-cell office:value-type="string">
            <text:p>Longbow</text:p>
          </table:table-cell>
          <table:table-cell office:value-type="string">
            <text:p>Wood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ependant on Ammo</text:p>
          </table:table-cell>
          <table:table-cell office:value-type="string">
            <text:p>Arrows</text:p>
          </table:table-cell>
          <table:table-cell office:value-type="string">
            <text:p>Rope</text:p>
          </table:table-cell>
          <table:table-cell office:value-type="string">
            <text:p>Upgraded Ammo</text:p>
          </table:table-cell>
        </table:table-row>
        <table:table-row table:style-name="ro2" table:number-rows-repeated="104855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rmour" table:style-name="ta1">
        <table:table-column table:style-name="co1" table:default-cell-style-name="Default"/>
        <table:table-column table:style-name="co1" table:number-columns-repeated="4" table:default-cell-style-name="ce7"/>
        <table:table-column table:style-name="co12" table:number-columns-repeated="3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2"/>
          <table:table-cell table:style-name="ce1" office:value-type="string" table:number-columns-spanned="2" table:number-rows-spanned="1">
            <text:p>Manufacture Materials</text:p>
          </table:table-cell>
          <table:covered-table-cell table:style-name="Default"/>
          <table:table-cell table:style-name="ce1" office:value-type="string" table:number-columns-spanned="3" table:number-rows-spanned="1">
            <text:p>Damage Type</text:p>
          </table:table-cell>
          <table:covered-table-cell table:number-columns-repeated="2" table:style-name="Default"/>
        </table:table-row>
        <table:table-row table:style-name="ro4">
          <table:table-cell/>
          <table:table-cell office:value-type="string">
            <text:p>Type</text:p>
          </table:table-cell>
          <table:table-cell office:value-type="string">
            <text:p>Material</text:p>
          </table:table-cell>
          <table:table-cell office:value-type="string">
            <text:p>Primary</text:p>
          </table:table-cell>
          <table:table-cell office:value-type="string">
            <text:p>Secondary</text:p>
          </table:table-cell>
          <table:table-cell table:style-name="ce8" office:value-type="string">
            <text:p>Piercing</text:p>
          </table:table-cell>
          <table:table-cell table:style-name="ce8" office:value-type="string">
            <text:p>Bludgeoning</text:p>
          </table:table-cell>
          <table:table-cell table:style-name="ce8" office:value-type="string">
            <text:p>Slashing</text:p>
          </table:table-cell>
        </table:table-row>
        <table:table-row table:style-name="ro2">
          <table:table-cell/>
          <table:table-cell office:value-type="string">
            <text:p>Abdomen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st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Feet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Hands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Head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Lower Arms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Lower Leg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Upper Arms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Upper Leg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Wrists</text:p>
          </table:table-cell>
          <table:table-cell table:number-columns-repeated="2" office:value-type="string">
            <text:p>Cloth</text:p>
          </table:table-cell>
          <table:table-cell office:value-type="string">
            <text:p>Strin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bdomen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hest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Feet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Hands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Head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Lower Arms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Lower Leg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Upper Arms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Upper Leg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Wrists</text:p>
          </table:table-cell>
          <table:table-cell table:number-columns-repeated="2" office:value-type="string">
            <text:p>Leather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Abdomen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Chest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Feet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Hands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Head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Lower Arms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Lower Leg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Upper Arms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Upper Leg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Wrists</text:p>
          </table:table-cell>
          <table:table-cell table:number-columns-repeated="2"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Abdomen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hest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Feet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Hands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Head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Lower Arms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Lower Leg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Upper Arms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Upper Leg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Wrists</text:p>
          </table:table-cell>
          <table:table-cell table:number-columns-repeated="2" office:value-type="string">
            <text:p>Wood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</table:table>
      <table:table table:name="Ammo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ce7"/>
        <table:table-column table:style-name="co15" table:default-cell-style-name="ce7"/>
        <table:table-column table:style-name="co7" table:number-columns-repeated="3" table:default-cell-style-name="ce7"/>
        <table:table-column table:style-name="co16" table:default-cell-style-name="ce7"/>
        <table:table-column table:style-name="co1" table:number-columns-repeated="5" table:default-cell-style-name="ce7"/>
        <table:table-column table:style-name="co17" table:default-cell-style-name="ce7"/>
        <table:table-row table:style-name="ro2">
          <table:table-cell table:number-columns-repeated="14"/>
        </table:table-row>
        <table:table-row table:style-name="ro2">
          <table:table-cell/>
          <table:table-cell table:style-name="ce1" office:value-type="string" table:number-columns-spanned="1" table:number-rows-spanned="2">
            <text:p>Name</text:p>
          </table:table-cell>
          <table:table-cell table:style-name="ce9" office:value-type="string" table:number-columns-spanned="1" table:number-rows-spanned="2">
            <text:p>For Weapon</text:p>
          </table:table-cell>
          <table:table-cell table:style-name="ce9" office:value-type="string" table:number-columns-spanned="1" table:number-rows-spanned="2">
            <text:p>Material</text:p>
          </table:table-cell>
          <table:table-cell table:style-name="ce9" office:value-type="string" table:number-columns-spanned="4" table:number-rows-spanned="1">
            <text:p>Damage Type</text:p>
          </table:table-cell>
          <table:covered-table-cell table:number-columns-repeated="3"/>
          <table:table-cell table:style-name="ce9" office:value-type="string" table:number-columns-spanned="5" table:number-rows-spanned="1">
            <text:p>Manufacture Materials</text:p>
          </table:table-cell>
          <table:covered-table-cell table:number-columns-repeated="4"/>
          <table:table-cell table:style-name="ce9" office:value-type="string" table:number-columns-spanned="1" table:number-rows-spanned="2">
            <text:p>Manufacture Method</text:p>
          </table:table-cell>
        </table:table-row>
        <table:table-row table:style-name="ro5">
          <table:table-cell/>
          <table:covered-table-cell table:number-columns-repeated="3"/>
          <table:table-cell table:style-name="ce8" office:value-type="string">
            <text:p>Piercing</text:p>
          </table:table-cell>
          <table:table-cell table:style-name="ce8" office:value-type="string">
            <text:p>Bludgeoning</text:p>
          </table:table-cell>
          <table:table-cell table:style-name="ce8" office:value-type="string">
            <text:p>Slashing</text:p>
          </table:table-cell>
          <table:table-cell table:style-name="ce8" office:value-type="string">
            <text:p>Side Effects</text:p>
          </table:table-cell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rtiary</text:p>
          </table:table-cell>
          <table:table-cell office:value-type="string">
            <text:p>Quaternary</text:p>
          </table:table-cell>
          <table:table-cell office:value-type="string">
            <text:p>Optional</text:p>
          </table:table-cell>
          <table:covered-table-cell/>
        </table:table-row>
        <table:table-row table:style-name="ro2">
          <table:table-cell/>
          <table:table-cell office:value-type="string">
            <text:p>Wooden Arrows</text:p>
          </table:table-cell>
          <table:table-cell office:value-type="string">
            <text:p>Bow – Any</text:p>
          </table:table-cell>
          <table:table-cell/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Splinters</text:p>
          </table:table-cell>
          <table:table-cell office:value-type="string">
            <text:p>Wood</text:p>
          </table:table-cell>
          <table:table-cell office:value-type="string">
            <text:p>Feathers</text:p>
          </table:table-cell>
          <table:table-cell office:value-type="string">
            <text:p>String</text:p>
          </table:table-cell>
          <table:table-cell office:value-type="string">
            <text:p>N/A</text:p>
          </table:table-cell>
          <table:table-cell office:value-type="string">
            <text:p>Water</text:p>
          </table:table-cell>
          <table:table-cell office:value-type="string">
            <text:p>Fletching</text:p>
          </table:table-cell>
        </table:table-row>
        <table:table-row table:style-name="ro2">
          <table:table-cell/>
          <table:table-cell office:value-type="string">
            <text:p>Stone Arrows</text:p>
          </table:table-cell>
          <table:table-cell office:value-type="string">
            <text:p>Bow – Any</text:p>
          </table:table-cell>
          <table:table-cell/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/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Feathers</text:p>
          </table:table-cell>
          <table:table-cell office:value-type="string">
            <text:p>String</text:p>
          </table:table-cell>
          <table:table-cell office:value-type="string">
            <text:p>Water</text:p>
          </table:table-cell>
          <table:table-cell office:value-type="string">
            <text:p>Fletching</text:p>
          </table:table-cell>
        </table:table-row>
        <table:table-row table:style-name="ro2">
          <table:table-cell/>
          <table:table-cell office:value-type="string">
            <text:p>Metal Arrows</text:p>
          </table:table-cell>
          <table:table-cell office:value-type="string">
            <text:p>Bow – Any</text:p>
          </table:table-cell>
          <table:table-cell/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Infection</text:p>
          </table:table-cell>
          <table:table-cell office:value-type="string">
            <text:p>Wood</text:p>
          </table:table-cell>
          <table:table-cell office:value-type="string">
            <text:p>Metal</text:p>
          </table:table-cell>
          <table:table-cell office:value-type="string">
            <text:p>Feathers</text:p>
          </table:table-cell>
          <table:table-cell office:value-type="string">
            <text:p>String</text:p>
          </table:table-cell>
          <table:table-cell office:value-type="string">
            <text:p>Water</text:p>
          </table:table-cell>
          <table:table-cell office:value-type="string">
            <text:p>Fletching</text:p>
          </table:table-cell>
        </table:table-row>
        <table:table-row table:style-name="ro2">
          <table:table-cell/>
          <table:table-cell office:value-type="string">
            <text:p>Metal Scrap Arrows</text:p>
          </table:table-cell>
          <table:table-cell office:value-type="string">
            <text:p>Bow – Any</text:p>
          </table:table-cell>
          <table:table-cell/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office:value-type="string">
            <text:p>Infection</text:p>
          </table:table-cell>
          <table:table-cell office:value-type="string">
            <text:p>Wood</text:p>
          </table:table-cell>
          <table:table-cell office:value-type="string">
            <text:p>Scrap Metal</text:p>
          </table:table-cell>
          <table:table-cell office:value-type="string">
            <text:p>Feathers</text:p>
          </table:table-cell>
          <table:table-cell office:value-type="string">
            <text:p>String</text:p>
          </table:table-cell>
          <table:table-cell office:value-type="string">
            <text:p>Water</text:p>
          </table:table-cell>
          <table:table-cell office:value-type="string">
            <text:p>Fletching</text:p>
          </table:table-cell>
        </table:table-row>
        <table:table-row table:style-name="ro2">
          <table:table-cell/>
          <table:table-cell office:value-type="string">
            <text:p>String Arrows</text:p>
          </table:table-cell>
          <table:table-cell office:value-type="string">
            <text:p>Bow – Any</text:p>
          </table:table-cell>
          <table:table-cell/>
          <table:table-cell table:number-columns-repeated="3" office:value-type="string">
            <text:p>N</text:p>
          </table:table-cell>
          <table:table-cell/>
          <table:table-cell office:value-type="string">
            <text:p>Wood </text:p>
          </table:table-cell>
          <table:table-cell office:value-type="string">
            <text:p>Stone</text:p>
          </table:table-cell>
          <table:table-cell office:value-type="string">
            <text:p>Feathers</text:p>
          </table:table-cell>
          <table:table-cell office:value-type="string">
            <text:p>String</text:p>
          </table:table-cell>
          <table:table-cell office:value-type="string">
            <text:p>Water</text:p>
          </table:table-cell>
          <table:table-cell office:value-type="string">
            <text:p>Fletching</text:p>
          </table:table-cell>
        </table:table-row>
        <table:table-row table:style-name="ro2">
          <table:table-cell/>
          <table:table-cell office:value-type="string">
            <text:p>Pebbles</text:p>
          </table:table-cell>
          <table:table-cell office:value-type="string">
            <text:p>Slingshot/Sling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Stone</text:p>
          </table:table-cell>
          <table:table-cell table:number-columns-repeated="4" office:value-type="string">
            <text:p>N/A</text:p>
          </table:table-cell>
          <table:table-cell office:value-type="string">
            <text:p>Stone Chipping / Mining</text:p>
          </table:table-cell>
        </table:table-row>
        <table:table-row table:style-name="ro2">
          <table:table-cell/>
          <table:table-cell office:value-type="string">
            <text:p>Chippings</text:p>
          </table:table-cell>
          <table:table-cell office:value-type="string">
            <text:p>Slingshot/Sling</text:p>
          </table:table-cell>
          <table:table-cell/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Stone</text:p>
          </table:table-cell>
          <table:table-cell table:number-columns-repeated="4" office:value-type="string">
            <text:p>N/A</text:p>
          </table:table-cell>
          <table:table-cell office:value-type="string">
            <text:p>Stone Chipping / Mining</text:p>
          </table:table-cell>
        </table:table-row>
        <table:table-row table:style-name="ro2" table:number-rows-repeated="104856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Process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Process</text:p>
          </table:table-cell>
        </table:table-row>
      </table:table>
      <table:named-expressions/>
      <table:database-ranges>
        <table:database-range table:name="__Anonymous_Sheet_DB__2" table:target-range-address="Weapons.B2:Weapons.L20">
          <table:sort>
            <table:sort-by table:field-number="6" table:data-type="automatic"/>
          </table:sort>
        </table:database-range>
        <table:database-range table:name="__Anonymous_Sheet_DB__3" table:target-range-address="Armour.B3:Armour.H43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s </meta:initial-creator>
    <meta:creation-date>2014-09-29T10:03:38</meta:creation-date>
    <dc:date>2014-09-30T10:28:55</dc:date>
    <dc:creator>wills </dc:creator>
    <meta:editing-duration>PT1H37M31S</meta:editing-duration>
    <meta:editing-cycles>7</meta:editing-cycles>
    <meta:generator>LibreOffice/3.5$Linux_x86 LibreOffice_project/350m1$Build-2</meta:generator>
    <meta:document-statistic meta:table-count="6" meta:cell-count="734" meta:object-count="0"/>
  </office:meta>
</office:document-meta>
</file>